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aa29e"/>
    </style:style>
    <style:style style:name="P2" style:family="paragraph" style:parent-style-name="Text_20_body">
      <style:text-properties officeooo:paragraph-rsid="001b5fc8"/>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rsid="001aa29e"/>
    </style:style>
    <style:style style:name="T1" style:family="text">
      <style:text-properties officeooo:rsid="001aa29e"/>
    </style:style>
    <style:style style:name="T2" style:family="text">
      <style:text-properties officeooo:rsid="001b5fc8"/>
    </style:style>
    <style:style style:name="T3" style:family="text">
      <style:text-properties style:font-name="Calibri" fo:font-size="11pt" officeooo:rsid="00337233" style:font-size-asian="11pt" style:font-name-complex="Calibri" style:font-size-complex="11pt"/>
    </style:style>
    <style:style style:name="T4" style:family="text">
      <style:text-properties style:font-name="Calibri" fo:font-size="11pt" officeooo:rsid="003402ba" style:font-size-asian="11pt" style:font-name-complex="Calibri" style:font-size-complex="11pt"/>
    </style:style>
    <style:style style:name="T5" style:family="text">
      <style:text-properties style:font-name="Calibri" fo:font-size="11pt" officeooo:rsid="001effc5" style:font-size-asian="11pt" style:font-name-complex="Calibri" style:font-size-complex="11pt"/>
    </style:style>
    <style:style style:name="T6" style:family="text">
      <style:text-properties officeooo:rsid="001e3f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text:span>rocès-verbal de l'assemblée générale constitutive de l'association <text:span text:style-name="T1">Quiet cook</text:span></text:h>
      <text:p text:style-name="Text_20_body"><text:bookmark text:name="u6301-3"/> </text:p>
      <text:p text:style-name="P4">Quiet cook </text:p>
      <text:p text:style-name="Text_20_body">Association à but non lucratif de droit français régie par la loi du 1er juillet 1901</text:p>
      <text:p text:style-name="P4">1 rue du Languernais 44350 St Molf </text:p>
      <text:p text:style-name="Text_20_body"> </text:p>
      <text:p text:style-name="Text_20_body"><text:bookmark text:name="u6301-14"/>Procès-verbal</text:p>
      <text:p text:style-name="Text_20_body"><text:bookmark text:name="u6301-17"/>de l’assemblée générale constitutive du <text:span text:style-name="T1">2 avril 2019</text:span></text:p>
      <text:p text:style-name="Text_20_body"/>
      <text:p text:style-name="P1">Le <text:span text:style-name="T1">2 avril 2019</text:span> <text:s/>à <text:span text:style-name="T1">10 heures</text:span>, <text:span text:style-name="T1">au</text:span> <text:span text:style-name="T1">1 rue du Languernais 44350 St Molf</text:span>, s’est réunie l’assemblée générale constitutive ci-après relatée pour statuer sur la création d’une association.</text:p>
      <text:p text:style-name="Text_20_body">Il a été établi une feuille de présence signée par chaque personne entrant en séance, ci-annexée.</text:p>
      <text:p text:style-name="Text_20_body">L'assemblée générale désigne <text:bookmark text:name="u6301-31"/><text:s/><text:span text:style-name="T1">Régis Leruste</text:span>, en qualité de président de séance et <text:bookmark text:name="u6301-33"/><text:span text:style-name="T1">Bruno Leruste</text:span>, en qualité de secrétaire de séance.</text:p>
      <text:p text:style-name="Text_20_body">La feuille de présence est certifiée exacte et sincère par le président de séance et le secrétaire de séance.</text:p>
      <text:p text:style-name="P3">Le président de séance met à la disposition des membres de l’assemblée :</text:p>
      <text:p text:style-name="P3">- la feuille de présence certifiée exacte et sincère ;</text:p>
      <text:p text:style-name="P3">- les pouvoirs des personnes représentées ;</text:p>
      <text:p text:style-name="P3">- le projet de statuts de l'association ;</text:p>
      <text:p text:style-name="P3">- le texte des résolutions proposées.</text:p>
      <text:p text:style-name="P3">Puis il rappelle que l'assemblée générale constitutive est appelée à statuer sur l'ordre du jour suivant :</text:p>
      <text:p text:style-name="P3">- présentation de l’objet de l’association ;</text:p>
      <text:p text:style-name="P3">- présentation et discussion de la structure de l’association, de son organisation et de son fonctionnement ;</text:p>
      <text:p text:style-name="P3">- constitution de l'association ;</text:p>
      <text:p text:style-name="P3">- présentation, discussion et adoption de ses statuts ;</text:p>
      <text:p text:style-name="P3">- nomination des membres des organes de direction ;</text:p>
      <text:p text:style-name="P3">- pouvoirs à accorder en vue des formalités de déclaration et de publication.</text:p>
      <text:p text:style-name="P3">Le président de séance aborde successivement les questions figurant à l’ordre du jour.</text:p>
      <text:p text:style-name="P3"><text:soft-page-break/>Il commence par présenter l’objet de l’association puis invite les membres de l’assemblée à prendre la parole. Une discussion s’engage.</text:p>
      <text:p text:style-name="P3">Le président de séance présente ensuite la structure proposée pour l’association, son organisation et son fonctionnement, après quoi il invite les membres de l’assemblée à s’exprimer. Une nouvelle discussion s’engage.</text:p>
      <text:p text:style-name="P3">Puis, le président de séance appelle l’assemblée à se prononcer sur les résolutions qui suivent.</text:p>
      <text:p text:style-name="Text_20_body"><text:bookmark text:name="u6301-71"/>1. Première résolution – Constitution de l’association</text:p>
      <text:p text:style-name="Text_20_body">L’assemblée générale, après en avoir discuté, décide de constituer une association régie par la loi du 1er juillet 1901 modifiée et ses textes d’application.</text:p>
      <text:p text:style-name="Text_20_body">Sa dénomination est : <text:bookmark text:name="u6301-75"/><text:span text:style-name="T2">Quiet cook</text:span>.</text:p>
      <text:p text:style-name="Text_20_body">Son objet est :</text:p>
      <text:p text:style-name="P2"><text:span text:style-name="T3">Quiet cook a pour objet de revisiter le concept culinaire traditionnel en faisant évoluer l’art de la table. </text:span><text:span text:style-name="T4">Les objectifs principaux sont</text:span><text:span text:style-name="T3"> la préservation </text:span><text:span text:style-name="T5">nutritionnelle </text:span><text:span text:style-name="T3">des aliments, le gain d’énergie </text:span><text:span text:style-name="T4">et le bien-être de la personne.</text:span> </text:p>
      <text:p text:style-name="P2">Son siège social est fixé : <text:span text:style-name="T1">1 rue du Languernais 44350 St Molf </text:span>.</text:p>
      <text:p text:style-name="Text_20_body">L’association sera déclarée et rendue publique conformément aux articles 5 et 6 de la loi du 1er juillet 1901. Elle disposera donc de la personnalité morale.</text:p>
      <text:p text:style-name="Text_20_body"><text:bookmark text:name="u6301-90"/><text:bookmark text:name="u6301-92"/>Cette résolution est adoptée à l’unanimité.</text:p>
      <text:p text:style-name="Text_20_body"><text:bookmark text:name="u6301-94"/>2. Deuxième résolution – Adoption des statuts</text:p>
      <text:p text:style-name="Text_20_body"><text:bookmark text:name="u6301-99"/><text:bookmark text:name="u6301-101"/>Cette résolution est adoptée à l’unanimité.</text:p>
      <text:p text:style-name="P3">Les membres de l’assemblée générale ayant voté en faveur de cette résolution deviennent membres de l’association.</text:p>
      <text:p text:style-name="Text_20_body"><text:bookmark text:name="u6301-105"/>3. Troisième résolution – Nomination des membres du <text:span text:style-name="T2">bureau</text:span></text:p>
      <text:p text:style-name="P3">Il invite ceux qui le désirent à candidater pour exercer un mandat d<text:span text:style-name="T6">e membre du bureau</text:span>.</text:p>
      <text:p text:style-name="Text_20_body">Les candidats s’étant fait connaître et s’étant présentés, l’assemblée générale décide de nommer en qualité d<text:span text:style-name="T2">e membres du bureau</text:span>, pour une durée de deux exercices sociaux arrivant donc en principe à échéance le <text:span text:style-name="T2">2 avril 2021</text:span> :</text:p>
      <text:p text:style-name="P2">- <text:span text:style-name="T2">Regis Leruste President</text:span></text:p>
      <text:p text:style-name="P2">- <text:s/><text:bookmark text:name="u6301-117"/>(liste des <text:span text:style-name="T2">membres du bureau</text:span>).</text:p>
      <text:p text:style-name="P3">Les <text:span text:style-name="T2">membres du bureau </text:span>ainsi nommés déclarent chacun qu’ils acceptent leurs fonctions et qu’ils ne font l'objet d'aucune interdiction ou incapacité susceptible d'en empêcher l'exercice.</text:p>
      <text:p text:style-name="Text_20_body"><text:bookmark text:name="u6301-122"/>Cette résolution est adoptée à l’unanimité<text:bookmark text:name="u6301-123"/>.</text:p>
      <text:p text:style-name="Text_20_body"><text:bookmark text:name="u6301-126"/>4. Quatrième résolution – Pouvoirs pour l’accomplissement des formalités</text:p>
      <text:p text:style-name="Text_20_body">L'assemblée générale donne tous pouvoirs au porteur d’un original ou d’une copie des présentes pour accomplir toutes les formalités requises en conséquence des présentes, notamment les formalités de déclaration, de publicité <text:bookmark text:name="u6301-128"/>et de demande d’attribution d’un numéro SIREN.</text:p>
      <text:p text:style-name="Text_20_body"><text:bookmark text:name="u6301-131"/><text:soft-page-break/>Cette résolution est adoptée à l’unanimité<text:bookmark text:name="u6301-132"/>.</text:p>
      <text:p text:style-name="Text_20_body"><text:bookmark text:name="u6301-135"/>***</text:p>
      <text:p text:style-name="Text_20_body">L'ordre du jour étant épuisé et personne ne demandant plus la parole, la séance est levée à _____ <text:bookmark text:name="u6301-137"/>(horaire).</text:p>
      <text:p text:style-name="Text_20_body">En foi de quoi a été dressé le présent procès-verbal, paraphé et signé par le président de séance et le secrétaire de séance.</text:p>
      <text:p text:style-name="Text_20_body"> </text:p>
      <text:p text:style-name="Text_20_body">Le président de séance</text:p>
      <text:p text:style-name="Text_20_body"><text:bookmark text:name="u6301-146"/>Le secrétaire de sé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09:43.217466270</meta:creation-date>
    <dc:date>2019-03-19T12:15:59.516073625</dc:date>
    <meta:editing-duration>PT15M22S</meta:editing-duration>
    <meta:editing-cycles>4</meta:editing-cycles>
    <meta:generator>LibreOffice/6.0.7.3$Linux_X86_64 LibreOffice_project/00m0$Build-3</meta:generator>
    <meta:document-statistic meta:table-count="0" meta:image-count="0" meta:object-count="0" meta:page-count="3" meta:paragraph-count="55" meta:word-count="681" meta:character-count="4331" meta:non-whitespace-character-count="3689"/>
  </office:meta>
</office:document-meta>
</file>